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D394EBA7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344cm" fo:min-width="12.109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253cm" fo:min-width="12.086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4cm" fo:min-width="3.753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6cm" fo:min-width="4.17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75cm" svg:height="13.335cm" svg:x="-0.084cm" svg:y="-0.085cm">
            <draw:image xlink:href="Pictures/100000010000027D000001D394EBA7D2.png" xlink:type="simple" xlink:show="embed" xlink:actuate="onLoad" draw:mime-type="image/png">
              <text:p/>
            </draw:image>
          </draw:frame>
          <draw:custom-shape draw:style-name="gr3" draw:text-style-name="P2" draw:layer="layout" svg:width="12.689cm" svg:height="0.674cm" svg:x="4.477cm" svg:y="2.6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2.666cm" svg:height="0.583cm" svg:x="4.5cm" svg:y="3.3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333cm" svg:height="0.584cm" svg:x="4.5cm" svg:y="3.9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75cm" svg:height="0.666cm" svg:x="4.5cm" svg:y="4.5cm">
            <text:p/>
            <draw:enhanced-geometry svg:viewBox="0 0 21600 21600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0:39:00.073888750</dc:date>
    <meta:editing-duration>PT15M49S</meta:editing-duration>
    <meta:editing-cycles>1</meta:editing-cycles>
    <meta:generator>LibreOffice/24.2.6.2$Linux_X86_64 LibreOffice_project/420$Build-2</meta:generator>
    <meta:document-statistic meta:object-count="6"/>
  </office:meta>
</office:document-meta>
</file>